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03b" officeooo:paragraph-rsid="0019903b"/>
    </style:style>
    <style:style style:name="P2" style:family="paragraph" style:parent-style-name="Standard">
      <style:text-properties officeooo:rsid="001d3f9f" officeooo:paragraph-rsid="001d3f9f"/>
    </style:style>
    <style:style style:name="P3" style:family="paragraph" style:parent-style-name="Standard">
      <style:text-properties officeooo:rsid="001e11c3" officeooo:paragraph-rsid="001e11c3"/>
    </style:style>
    <style:style style:name="P4" style:family="paragraph" style:parent-style-name="Standard">
      <style:text-properties officeooo:rsid="001f881a" officeooo:paragraph-rsid="001f881a"/>
    </style:style>
    <style:style style:name="P5" style:family="paragraph" style:parent-style-name="Standard">
      <style:text-properties officeooo:rsid="001f881a" officeooo:paragraph-rsid="00210f1b"/>
    </style:style>
    <style:style style:name="P6" style:family="paragraph" style:parent-style-name="Standard">
      <style:text-properties officeooo:rsid="00201b72" officeooo:paragraph-rsid="00201b72"/>
    </style:style>
    <style:style style:name="P7" style:family="paragraph" style:parent-style-name="Standard">
      <style:text-properties officeooo:rsid="00210f1b" officeooo:paragraph-rsid="00210f1b"/>
    </style:style>
    <style:style style:name="P8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1f881a" officeooo:paragraph-rsid="001f881a"/>
    </style:style>
    <style:style style:name="P9" style:family="paragraph" style:parent-style-name="Standard">
      <style:text-properties fo:font-weight="bold" officeooo:rsid="001d3f9f" officeooo:paragraph-rsid="001d3f9f" style:font-weight-asian="bold" style:font-weight-complex="bold"/>
    </style:style>
    <style:style style:name="P10" style:family="paragraph" style:parent-style-name="Standard">
      <style:text-properties fo:font-weight="bold" officeooo:rsid="0019903b" officeooo:paragraph-rsid="0019903b" style:font-weight-asian="bold" style:font-weight-complex="bold"/>
    </style:style>
    <style:style style:name="P11" style:family="paragraph" style:parent-style-name="Standard">
      <style:text-properties fo:font-weight="bold" officeooo:rsid="001d3f9f" officeooo:paragraph-rsid="001d3f9f" style:font-weight-asian="bold" style:font-weight-complex="bold"/>
    </style:style>
    <style:style style:name="P12" style:family="paragraph" style:parent-style-name="Standard">
      <style:text-properties fo:font-weight="bold" officeooo:rsid="002cb9f1" officeooo:paragraph-rsid="002cb9f1" style:font-weight-asian="bold" style:font-weight-complex="bold"/>
    </style:style>
    <style:style style:name="P13" style:family="paragraph" style:parent-style-name="Standard">
      <style:text-properties fo:font-weight="bold" officeooo:rsid="002dc71c" officeooo:paragraph-rsid="002dc71c" style:font-weight-asian="bold" style:font-weight-complex="bold"/>
    </style:style>
    <style:style style:name="P14" style:family="paragraph" style:parent-style-name="Standard">
      <style:text-properties fo:font-weight="bold" officeooo:rsid="001e11c3" officeooo:paragraph-rsid="00210f1b" style:font-weight-asian="bold" style:font-weight-complex="bold"/>
    </style:style>
    <style:style style:name="P15" style:family="paragraph" style:parent-style-name="Standard">
      <style:text-properties officeooo:rsid="0019903b" officeooo:paragraph-rsid="0019903b"/>
    </style:style>
    <style:style style:name="P16" style:family="paragraph" style:parent-style-name="Standard">
      <style:text-properties officeooo:rsid="002cb9f1" officeooo:paragraph-rsid="002cb9f1"/>
    </style:style>
    <style:style style:name="P17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2dc71c" officeooo:paragraph-rsid="002dc71c" style:font-weight-asian="bold" style:font-weight-complex="bold"/>
    </style:style>
    <style:style style:name="P18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2dfe38" officeooo:paragraph-rsid="002dfe38" style:font-weight-asian="bold" style:font-weight-complex="bold"/>
    </style:style>
    <style:style style:name="P19" style:family="paragraph" style:parent-style-name="Standard">
      <style:text-properties fo:font-variant="normal" fo:text-transform="none" style:font-name="monospace" fo:font-size="11.25pt" fo:letter-spacing="normal" fo:font-style="normal" fo:font-weight="normal" officeooo:rsid="002cb9f1" officeooo:paragraph-rsid="002cb9f1"/>
    </style:style>
    <style:style style:name="P20" style:family="paragraph" style:parent-style-name="Standard">
      <style:text-properties officeooo:rsid="001e11c3" officeooo:paragraph-rsid="001e11c3"/>
    </style:style>
    <style:style style:name="P21" style:family="paragraph" style:parent-style-name="Standard">
      <style:text-properties officeooo:rsid="0031e682" officeooo:paragraph-rsid="0031e682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monospace" fo:font-size="11.25pt" fo:letter-spacing="normal" fo:font-style="normal" fo:font-weight="normal" officeooo:rsid="002dfe38" officeooo:paragraph-rsid="002dfe38" style:font-weight-asian="bold" style:font-weight-complex="bold"/>
    </style:style>
    <style:style style:name="P23" style:family="paragraph" style:parent-style-name="Text_20_body">
      <style:text-properties fo:font-variant="normal" fo:text-transform="none" style:font-name="monospace" fo:font-size="11.25pt" fo:letter-spacing="normal" fo:font-style="normal" fo:font-weight="normal" officeooo:rsid="002dc71c" officeooo:paragraph-rsid="002dc71c" style:font-weight-asian="bold" style:font-weight-complex="bold"/>
    </style:style>
    <style:style style:name="P24" style:family="paragraph" style:parent-style-name="Text_20_body">
      <style:text-properties officeooo:rsid="0031e682" officeooo:paragraph-rsid="0031e682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Roboto" fo:font-size="11.25pt" fo:letter-spacing="normal" fo:font-style="normal" fo:font-weight="normal"/>
    </style:style>
    <style:style style:name="P28" style:family="paragraph" style:parent-style-name="Preformatted_20_Text">
      <style:text-properties fo:font-variant="normal" fo:text-transform="none" fo:color="#000000" style:font-name="monospace" fo:font-size="11.25pt" fo:letter-spacing="normal" fo:font-style="normal" fo:font-weight="normal" officeooo:rsid="002dc71c" officeooo:paragraph-rsid="002dc71c" style:font-weight-asian="bold" style:font-weight-complex="bold"/>
    </style:style>
    <style:style style:name="P29" style:family="paragraph" style:parent-style-name="Preformatted_20_Text">
      <style:text-properties fo:font-variant="normal" fo:text-transform="none" style:font-name="monospace" fo:font-size="11.25pt" fo:letter-spacing="normal" fo:font-style="normal" fo:font-weight="normal" officeooo:rsid="001e11c3" officeooo:paragraph-rsid="001e11c3" style:font-weight-asian="bold" style:font-weight-complex="bold"/>
    </style:style>
    <style:style style:name="P30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31" style:family="paragraph" style:parent-style-name="Preformatted_20_Text">
      <style:text-properties fo:font-variant="normal" fo:text-transform="none" fo:color="#880000" style:font-name="monospace" fo:font-size="11.25pt" fo:letter-spacing="normal" fo:font-style="normal" fo:font-weight="normal" officeooo:rsid="001e11c3" officeooo:paragraph-rsid="001e11c3" style:font-weight-asian="bold" style:font-weight-complex="bold"/>
    </style:style>
    <style:style style:name="P3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onospace" fo:font-size="11.25pt" fo:letter-spacing="normal" fo:font-style="normal" fo:font-weight="normal"/>
    </style:style>
    <style:style style:name="P3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monospace" fo:font-size="11.25pt" fo:letter-spacing="normal" fo:font-style="normal" fo:font-weight="normal"/>
    </style:style>
    <style:style style:name="P34" style:family="paragraph" style:parent-style-name="Preformatted_20_Text">
      <style:paragraph-properties fo:margin-top="0cm" fo:margin-bottom="0.499cm" loext:contextual-spacing="false" fo:orphans="2" fo:widows="2" fo:padding="0.053cm" fo:border="0.06pt solid #888888"/>
      <style:text-properties fo:font-variant="normal" fo:text-transform="none" fo:color="#000000" style:font-name="monospace" fo:font-size="11.25pt" fo:letter-spacing="normal" fo:font-style="normal" fo:font-weight="normal"/>
    </style:style>
    <style:style style:name="P35" style:family="paragraph" style:parent-style-name="Preformatted_20_Text">
      <style:paragraph-properties fo:margin-top="0cm" fo:margin-bottom="0.499cm" loext:contextual-spacing="false" fo:orphans="2" fo:widows="2" fo:padding="0.053cm" fo:border="0.06pt solid #888888"/>
      <style:text-properties fo:font-variant="normal" fo:text-transform="none" fo:letter-spacing="normal"/>
    </style:style>
    <style:style style:name="P36" style:family="paragraph" style:parent-style-name="Preformatted_20_Text">
      <style:paragraph-properties fo:orphans="2" fo:widows="2" fo:padding="0.053cm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37" style:family="paragraph" style:parent-style-name="Preformatted_20_Text">
      <style:paragraph-properties fo:orphans="2" fo:widows="2" fo:padding="0.053cm" fo:border="0.06pt solid #888888"/>
      <style:text-properties fo:font-variant="normal" fo:text-transform="none" fo:letter-spacing="normal"/>
    </style:style>
    <style:style style:name="T1" style:family="text">
      <style:text-properties officeooo:rsid="001f881a"/>
    </style:style>
    <style:style style:name="T2" style:family="text">
      <style:text-properties officeooo:rsid="002dc71c"/>
    </style:style>
    <style:style style:name="T3" style:family="text">
      <style:text-properties officeooo:rsid="002dcb92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1.25pt" fo:font-style="normal" fo:font-weight="normal"/>
    </style:style>
    <style:style style:name="T6" style:family="text">
      <style:text-properties fo:font-variant="normal" fo:text-transform="none" style:font-name="monospace" fo:font-size="11.25pt" fo:letter-spacing="normal" fo:font-style="normal" fo:font-weight="normal"/>
    </style:style>
    <style:style style:name="T7" style:family="text">
      <style:text-properties fo:font-variant="normal" fo:text-transform="none" style:font-name="Roboto" fo:font-size="11.25pt" fo:letter-spacing="normal" fo:font-style="normal" fo:font-weight="normal"/>
    </style:style>
    <style:style style:name="T8" style:family="text">
      <style:text-properties fo:font-weight="bold"/>
    </style:style>
    <style:style style:name="T9" style:family="text">
      <style:text-properties fo:color="#000088"/>
    </style:style>
    <style:style style:name="T10" style:family="text">
      <style:text-properties fo:color="#000088" style:font-name="monospace" fo:font-size="11.25pt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font-name="monospace" fo:font-size="11.25pt" fo:font-style="normal" fo:font-weight="normal"/>
    </style:style>
    <style:style style:name="T13" style:family="text">
      <style:text-properties fo:color="#666600"/>
    </style:style>
    <style:style style:name="T14" style:family="text">
      <style:text-properties fo:color="#666600" style:font-name="monospace" fo:font-size="11.25pt" fo:font-style="normal" fo:font-weight="normal"/>
    </style:style>
    <style:style style:name="T15" style:family="text">
      <style:text-properties fo:color="#008800" style:font-name="monospace" fo:font-size="11.25pt" fo:font-style="normal" fo:font-weight="normal"/>
    </style:style>
    <style:style style:name="T16" style:family="text">
      <style:text-properties fo:color="#006666" style:font-name="monospace" fo:font-size="11.2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0">Tensorflow Cutom Object</text:p>
      <text:p text:style-name="P10"/>
      <text:p text:style-name="P13">lib</text:p>
      <text:p text:style-name="P28">pip install pillow</text:p>
      <text:p text:style-name="P34">pip install lxml</text:p>
      <text:p text:style-name="P17">download <text:span text:style-name="T3">zip</text:span></text:p>
      <text:p text:style-name="P17">git clone <text:a xlink:type="simple" xlink:href="https://github.com/tensorflow/models.git" text:style-name="Internet_20_link" text:visited-style-name="Visited_20_Internet_20_Link">https://github.com/tensorflow/models.git</text:a> </text:p>
      <text:p text:style-name="P17"/>
      <text:p text:style-name="P18"><text:s/></text:p>
      <text:p text:style-name="P23"><text:span text:style-name="Source_20_Text"><text:span text:style-name="T4">protoc object_detection/protos/*.proto --python_out=.</text:span></text:span></text:p>
      <text:p text:style-name="P27">And...</text:p>
      <text:p text:style-name="P22"><text:span text:style-name="T8"><text:line-break/>(Need every time)</text:span></text:p>
      <text:p text:style-name="P26"><text:span text:style-name="Source_20_Text"><text:span text:style-name="T6">export PYTHONPATH=$PYTHONPATH:`pwd`:`pwd`/slim</text:span></text:span></text:p>
      <text:p text:style-name="P17"/>
      <text:p text:style-name="P17"/>
      <text:p text:style-name="P10"/>
      <text:p text:style-name="P1">download Image from google size must &gt; (800,600)</text:p>
      <text:p text:style-name="P1"/>
      <text:p text:style-name="P1">download ImageLabling <text:a xlink:type="simple" xlink:href="https://github.com/tzutalin/labelImg" text:style-name="Internet_20_link" text:visited-style-name="Visited_20_Internet_20_Link">https://github.com/tzutalin/labelImg</text:a></text:p>
      <text:p text:style-name="P1"/>
      <text:p text:style-name="P1">give lable save it then split train/test folder in Images</text:p>
      <text:p text:style-name="P1"/>
      <text:p text:style-name="P1">Image</text:p>
      <text:p text:style-name="P1"><text:tab/>-train</text:p>
      <text:p text:style-name="P1"><text:tab/>-test</text:p>
      <text:p text:style-name="P1"/>
      <text:p text:style-name="P1"/>
      <text:p text:style-name="P1"/>
      <text:p text:style-name="P9">Step 2 Convert to CSV</text:p>
      <text:p text:style-name="P9"/>
      <text:p text:style-name="P6">python xml_to_csv.py -i ../../workspace/training_demo/images/train -o ../../workspace/training_demo/annotations/train_labels.csv</text:p>
      <text:p text:style-name="P6"/>
      <text:p text:style-name="P6">python xml_to_csv.py -i ../../workspace/training_demo/images/test -o ../../workspace/training_demo/annotations/test_labels.csv</text:p>
      <text:p text:style-name="P6"/>
      <text:p text:style-name="P9">Run -&gt; python xml_to_csv </text:p>
      <text:p text:style-name="P2"/>
      <text:p text:style-name="P14">step 3 Convet csv to .Record<text:span text:style-name="T1">(Need to install Object_detection skip --label=Damage)</text:span></text:p>
      <text:p text:style-name="P3"/>
      <text:p text:style-name="P31"># TO-DO replace this with label map</text:p>
      <text:p text:style-name="P36"><text:span text:style-name="T9">def</text:span><text:span text:style-name="T11"> class_text_to_int</text:span><text:span text:style-name="T13">(</text:span><text:span text:style-name="T11">row_label</text:span><text:span text:style-name="T13">):</text:span></text:p>
      <text:p text:style-name="P37"><text:span text:style-name="T11"><text:s text:c="4"/></text:span><text:span text:style-name="T10">if</text:span><text:span text:style-name="T12"> row_label </text:span><text:span text:style-name="T14">==</text:span><text:span text:style-name="T12"> </text:span><text:span text:style-name="T15">'macncheese'</text:span><text:span text:style-name="T14">:</text:span></text:p>
      <text:p text:style-name="P37"><text:span text:style-name="T11"><text:s text:c="8"/></text:span><text:span text:style-name="T10">return</text:span><text:span text:style-name="T12"> </text:span><text:span text:style-name="T16">1</text:span></text:p>
      <text:p text:style-name="P37"><text:span text:style-name="T11"><text:s text:c="4"/></text:span><text:span text:style-name="T10">else</text:span><text:span text:style-name="T14">:</text:span></text:p>
      <text:p text:style-name="P35"><text:span text:style-name="T11"><text:s text:c="8"/></text:span><text:span text:style-name="T10">None</text:span></text:p>
      <text:p text:style-name="P29"/>
      <text:p text:style-name="P29"><text:soft-page-break/></text:p>
      <text:p text:style-name="P29"># From tensorflow/models/</text:p>
      <text:p text:style-name="P33">export PYTHONPATH=$PYTHONPATH:`pwd`:`pwd`/slim</text:p>
      <text:p text:style-name="P25"><text:span text:style-name="T7">Finally, let's install the object_dection library formally by doing the following from within the </text:span><text:span text:style-name="Source_20_Text"><text:span text:style-name="T6">models</text:span></text:span><text:span text:style-name="T7"> directory:</text:span></text:p>
      <text:p text:style-name="P25"><text:span text:style-name="Source_20_Text"><text:span text:style-name="T6">sudo python3 setup.py install</text:span></text:span></text:p>
      <text:p text:style-name="Text_20_body"><text:line-break/></text:p>
      <text:p text:style-name="P7">python generate_tfrecord.py --label=Damage --csv_input=../../workspace/training_demo/annotations/train_labels.csv --img_path=../../workspace/training_demo/images/train <text:s/>--output_path=../../workspace/training_demo/annotations/train.record</text:p>
      <text:p text:style-name="P7"/>
      <text:p text:style-name="P7"/>
      <text:p text:style-name="P7">python generate_tfrecord.py --label=Damage --csv_input=../../workspace/training_demo/annotations/test_labels.csv --img_path=../../workspace/training_demo/images/test <text:s/>--output_path= ../../workspace/training_demo/annotations/test.record</text:p>
      <text:p text:style-name="P5"/>
      <text:p text:style-name="P4"/>
      <text:p text:style-name="P8">export PYTHONPATH=$PYTHONPATH:`pwd`:`pwd`/slim</text:p>
      <text:p text:style-name="P3"/>
      <text:p text:style-name="P12">After Training Export</text:p>
      <text:p text:style-name="P16">python3 export_inference_graph.py --input_type image_tensor \</text:p>
      <text:p text:style-name="P16"><text:s text:c="4"/>--pipeline_config_path training/ssd_mobilenet_v1_pets.config \</text:p>
      <text:p text:style-name="P16"><text:s text:c="4"/>--trained_checkpoint_prefix training/model.ckpt-611 \</text:p>
      <text:p text:style-name="P16"><text:s text:c="4"/>--output_directory mac_n_cheese_inference_graph</text:p>
      <text:p text:style-name="P16"/>
      <text:p text:style-name="P24"><text:span text:style-name="T7">Inside </text:span><text:span text:style-name="Source_20_Text"><text:span text:style-name="T6">training</text:span></text:span><text:span text:style-name="T7"> dir, add </text:span><text:span text:style-name="Source_20_Text"><text:span text:style-name="T6">object-detection.pbtxt</text:span></text:span><text:span text:style-name="T7">:</text:span></text:p>
      <text:p text:style-name="P32">item {</text:p>
      <text:p text:style-name="P30"><text:s text:c="2"/><text:span text:style-name="T5">id: 1</text:span></text:p>
      <text:p text:style-name="P30"><text:s text:c="2"/><text:span text:style-name="T5">name: 'macncheese'</text:span></text:p>
      <text:p text:style-name="P33">}</text:p>
      <text:p text:style-name="Text_20_body"><text:line-break/></text:p>
      <text:p text:style-name="Text_20_body"/>
      <text:p text:style-name="P21">Final Train</text:p>
      <text:p text:style-name="P19">python3 train.py --logtostderr --train_dir=training/ --pipeline_config_path=training/ssd_mobilenet_v1_pets.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36:42.468956921</meta:creation-date>
    <dc:date>2019-04-01T12:17:29.678294752</dc:date>
    <meta:editing-duration>PT5H32M46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189" meta:character-count="2145" meta:non-whitespace-character-count="1969"/>
  </office:meta>
</office:document-meta>
</file>